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99cm"/>
    </style:style>
    <style:style style:name="co3" style:family="table-column">
      <style:table-column-properties fo:break-before="auto" style:column-width="0.94cm"/>
    </style:style>
    <style:style style:name="co4" style:family="table-column">
      <style:table-column-properties fo:break-before="auto" style:column-width="1.0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3" table:number-columns-repeated="34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B0 measurments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rtin Egli, 2023-03-25</text:p>
          </table:table-cell>
          <table:table-cell table:number-columns-repeated="48"/>
        </table:table-row>
        <table:table-row table:style-name="ro1">
          <table:table-cell table:number-columns-repeated="49"/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Freq*CMP</text:p>
          </table:table-cell>
          <table:table-cell/>
          <table:table-cell office:value-type="string" calcext:value-type="string">
            <text:p>F_CPU</text:p>
          </table:table-cell>
          <table:table-cell table:number-columns-repeated="44"/>
        </table:table-row>
        <table:table-row table:style-name="ro1">
          <table:table-cell office:value-type="float" office:value="6466" calcext:value-type="float">
            <text:p>6466</text:p>
          </table:table-cell>
          <table:table-cell office:value-type="float" office:value="255" calcext:value-type="float">
            <text:p>255</text:p>
          </table:table-cell>
          <table:table-cell table:formula="of:=[.B5]*[.A5]" office:value-type="float" office:value="1648830" calcext:value-type="float">
            <text:p>1648830</text:p>
          </table:table-cell>
          <table:table-cell table:formula="of:=[.C5]*2" office:value-type="float" office:value="3297660" calcext:value-type="float">
            <text:p>3297660</text:p>
          </table:table-cell>
          <table:table-cell table:formula="of:=[.D5]*6" office:value-type="float" office:value="19785960" calcext:value-type="float">
            <text:p>19785960</text:p>
          </table:table-cell>
          <table:table-cell table:number-columns-repeated="44"/>
        </table:table-row>
        <table:table-row table:style-name="ro1">
          <table:table-cell office:value-type="float" office:value="16427" calcext:value-type="float">
            <text:p>16427</text:p>
          </table:table-cell>
          <table:table-cell office:value-type="float" office:value="100" calcext:value-type="float">
            <text:p>100</text:p>
          </table:table-cell>
          <table:table-cell table:formula="of:=[.B6]*[.A6]" office:value-type="float" office:value="1642700" calcext:value-type="float">
            <text:p>1642700</text:p>
          </table:table-cell>
          <table:table-cell table:formula="of:=[.C6]*2" office:value-type="float" office:value="3285400" calcext:value-type="float">
            <text:p>3285400</text:p>
          </table:table-cell>
          <table:table-cell table:formula="of:=[.D6]*6" office:value-type="float" office:value="19712400" calcext:value-type="float">
            <text:p>19712400</text:p>
          </table:table-cell>
          <table:table-cell table:number-columns-repeated="44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000" calcext:value-type="float">
            <text:p>1000</text:p>
          </table:table-cell>
          <table:table-cell table:formula="of:=[.B7]*[.A7]" office:value-type="float" office:value="1657000" calcext:value-type="float">
            <text:p>1657000</text:p>
          </table:table-cell>
          <table:table-cell table:formula="of:=[.C7]*2" office:value-type="float" office:value="3314000" calcext:value-type="float">
            <text:p>3314000</text:p>
          </table:table-cell>
          <table:table-cell table:formula="of:=[.D7]*6" office:value-type="float" office:value="19884000" calcext:value-type="float">
            <text:p>19884000</text:p>
          </table:table-cell>
          <table:table-cell table:number-columns-repeated="44"/>
        </table:table-row>
        <table:table-row table:style-name="ro1" table:number-rows-repeated="2">
          <table:table-cell table:number-columns-repeated="49"/>
        </table:table-row>
        <table:table-row table:style-name="ro1">
          <table:table-cell office:value-type="float" office:value="53333" calcext:value-type="float">
            <text:p>53333</text:p>
          </table:table-cell>
          <table:table-cell office:value-type="float" office:value="10" calcext:value-type="float">
            <text:p>10</text:p>
          </table:table-cell>
          <table:table-cell table:formula="of:=[.B10]*[.A10]" office:value-type="float" office:value="533330" calcext:value-type="float">
            <text:p>533330</text:p>
          </table:table-cell>
          <table:table-cell table:number-columns-repeated="46"/>
        </table:table-row>
        <table:table-row table:style-name="ro1" table:number-rows-repeated="7">
          <table:table-cell table:number-columns-repeated="49"/>
        </table:table-row>
        <table:table-row table:style-name="ro1">
          <table:table-cell office:value-type="string" calcext:value-type="string">
            <text:p>F_CPU</text:p>
          </table:table-cell>
          <table:table-cell office:value-type="string" calcext:value-type="string">
            <text:p>CLK_PER</text:p>
          </table:table-cell>
          <table:table-cell office:value-type="string" calcext:value-type="string">
            <text:p>TB0_CLK</text:p>
          </table:table-cell>
          <table:table-cell office:value-type="string" calcext:value-type="string">
            <text:p>f_TB0</text:p>
          </table:table-cell>
          <table:table-cell office:value-type="string" calcext:value-type="string">
            <text:p>CCMP</text:p>
          </table:table-cell>
          <table:table-cell table:number-columns-repeated="44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formula="of:=[.A19]/6" office:value-type="float" office:value="3333333.33333333" calcext:value-type="float">
            <text:p>3333333.33333333</text:p>
          </table:table-cell>
          <table:table-cell table:formula="of:=[.B19]" office:value-type="float" office:value="3333333.33333333" calcext:value-type="float">
            <text:p>3333333.33333333</text:p>
          </table:table-cell>
          <table:table-cell table:formula="of:=4096*2" office:value-type="float" office:value="8192" calcext:value-type="float">
            <text:p>8192</text:p>
          </table:table-cell>
          <table:table-cell table:formula="of:=[.C19]/[.D19]" office:value-type="float" office:value="406.901041666667" calcext:value-type="float">
            <text:p>406.901041666667</text:p>
          </table:table-cell>
          <table:table-cell table:number-columns-repeated="44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table:formula="of:=[.A20]/6" office:value-type="float" office:value="2666666.66666667" calcext:value-type="float">
            <text:p>2666666.66666667</text:p>
          </table:table-cell>
          <table:table-cell table:formula="of:=[.B20]" office:value-type="float" office:value="2666666.66666667" calcext:value-type="float">
            <text:p>2666666.66666667</text:p>
          </table:table-cell>
          <table:table-cell table:formula="of:=4096*2" office:value-type="float" office:value="8192" calcext:value-type="float">
            <text:p>8192</text:p>
          </table:table-cell>
          <table:table-cell table:formula="of:=[.C20]/[.D20]" office:value-type="float" office:value="325.520833333333" calcext:value-type="float">
            <text:p>325.520833333333</text:p>
          </table:table-cell>
          <table:table-cell table:number-columns-repeated="44"/>
        </table:table-row>
        <table:table-row table:style-name="ro1">
          <table:table-cell table:number-columns-repeated="10"/>
          <table:table-cell office:value-type="string" calcext:value-type="string">
            <text:p>nb steps</text:p>
          </table:table-cell>
          <table:table-cell table:formula="of:=[.AQ22]*2" office:value-type="float" office:value="64" calcext:value-type="float">
            <text:p>64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string" calcext:value-type="string">
            <text:p>step</text:p>
          </table:table-cell>
          <table:table-cell office:value-type="float" office:value="1" calcext:value-type="float">
            <text:p>1</text:p>
          </table:table-cell>
          <table:table-cell table:formula="of:=[.L22]+1" office:value-type="float" office:value="2" calcext:value-type="float">
            <text:p>2</text:p>
          </table:table-cell>
          <table:table-cell table:formula="of:=[.M22]+1" office:value-type="float" office:value="3" calcext:value-type="float">
            <text:p>3</text:p>
          </table:table-cell>
          <table:table-cell table:formula="of:=[.N22]+1" office:value-type="float" office:value="4" calcext:value-type="float">
            <text:p>4</text:p>
          </table:table-cell>
          <table:table-cell table:formula="of:=[.O22]+1" office:value-type="float" office:value="5" calcext:value-type="float">
            <text:p>5</text:p>
          </table:table-cell>
          <table:table-cell table:formula="of:=[.P22]+1" office:value-type="float" office:value="6" calcext:value-type="float">
            <text:p>6</text:p>
          </table:table-cell>
          <table:table-cell table:formula="of:=[.Q22]+1" office:value-type="float" office:value="7" calcext:value-type="float">
            <text:p>7</text:p>
          </table:table-cell>
          <table:table-cell table:formula="of:=[.R22]+1" office:value-type="float" office:value="8" calcext:value-type="float">
            <text:p>8</text:p>
          </table:table-cell>
          <table:table-cell table:formula="of:=[.S22]+1" office:value-type="float" office:value="9" calcext:value-type="float">
            <text:p>9</text:p>
          </table:table-cell>
          <table:table-cell table:formula="of:=[.T22]+1" office:value-type="float" office:value="10" calcext:value-type="float">
            <text:p>10</text:p>
          </table:table-cell>
          <table:table-cell table:formula="of:=[.U22]+1" office:value-type="float" office:value="11" calcext:value-type="float">
            <text:p>11</text:p>
          </table:table-cell>
          <table:table-cell table:formula="of:=[.V22]+1" office:value-type="float" office:value="12" calcext:value-type="float">
            <text:p>12</text:p>
          </table:table-cell>
          <table:table-cell table:formula="of:=[.W22]+1" office:value-type="float" office:value="13" calcext:value-type="float">
            <text:p>13</text:p>
          </table:table-cell>
          <table:table-cell table:formula="of:=[.X22]+1" office:value-type="float" office:value="14" calcext:value-type="float">
            <text:p>14</text:p>
          </table:table-cell>
          <table:table-cell table:formula="of:=[.Y22]+1" office:value-type="float" office:value="15" calcext:value-type="float">
            <text:p>15</text:p>
          </table:table-cell>
          <table:table-cell table:formula="of:=[.Z22]+1" office:value-type="float" office:value="16" calcext:value-type="float">
            <text:p>16</text:p>
          </table:table-cell>
          <table:table-cell table:formula="of:=[.AA22]+1" office:value-type="float" office:value="17" calcext:value-type="float">
            <text:p>17</text:p>
          </table:table-cell>
          <table:table-cell table:formula="of:=[.AB22]+1" office:value-type="float" office:value="18" calcext:value-type="float">
            <text:p>18</text:p>
          </table:table-cell>
          <table:table-cell table:formula="of:=[.AC22]+1" office:value-type="float" office:value="19" calcext:value-type="float">
            <text:p>19</text:p>
          </table:table-cell>
          <table:table-cell table:formula="of:=[.AD22]+1" office:value-type="float" office:value="20" calcext:value-type="float">
            <text:p>20</text:p>
          </table:table-cell>
          <table:table-cell table:formula="of:=[.AE22]+1" office:value-type="float" office:value="21" calcext:value-type="float">
            <text:p>21</text:p>
          </table:table-cell>
          <table:table-cell table:formula="of:=[.AF22]+1" office:value-type="float" office:value="22" calcext:value-type="float">
            <text:p>22</text:p>
          </table:table-cell>
          <table:table-cell table:formula="of:=[.AG22]+1" office:value-type="float" office:value="23" calcext:value-type="float">
            <text:p>23</text:p>
          </table:table-cell>
          <table:table-cell table:formula="of:=[.AH22]+1" office:value-type="float" office:value="24" calcext:value-type="float">
            <text:p>24</text:p>
          </table:table-cell>
          <table:table-cell table:formula="of:=[.AI22]+1" office:value-type="float" office:value="25" calcext:value-type="float">
            <text:p>25</text:p>
          </table:table-cell>
          <table:table-cell table:formula="of:=[.AJ22]+1" office:value-type="float" office:value="26" calcext:value-type="float">
            <text:p>26</text:p>
          </table:table-cell>
          <table:table-cell table:formula="of:=[.AK22]+1" office:value-type="float" office:value="27" calcext:value-type="float">
            <text:p>27</text:p>
          </table:table-cell>
          <table:table-cell table:formula="of:=[.AL22]+1" office:value-type="float" office:value="28" calcext:value-type="float">
            <text:p>28</text:p>
          </table:table-cell>
          <table:table-cell table:formula="of:=[.AM22]+1" office:value-type="float" office:value="29" calcext:value-type="float">
            <text:p>29</text:p>
          </table:table-cell>
          <table:table-cell table:formula="of:=[.AN22]+1" office:value-type="float" office:value="30" calcext:value-type="float">
            <text:p>30</text:p>
          </table:table-cell>
          <table:table-cell table:formula="of:=[.AO22]+1" office:value-type="float" office:value="31" calcext:value-type="float">
            <text:p>31</text:p>
          </table:table-cell>
          <table:table-cell table:formula="of:=[.AP22]+1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formula="of:=0.03147/2" office:value-type="float" office:value="0.015735" calcext:value-type="float">
            <text:p>0.015735</text:p>
          </table:table-cell>
          <table:table-cell table:formula="of:=[.A23]/256" office:value-type="float" office:value="0.00006146484375" calcext:value-type="float">
            <text:p>6.146484375E-05</text:p>
          </table:table-cell>
          <table:table-cell table:formula="of:=1/[.B23]" office:value-type="float" office:value="16269.4629806165" calcext:value-type="float">
            <text:p>16269.4629806165</text:p>
          </table:table-cell>
          <table:table-cell table:number-columns-repeated="7"/>
          <table:table-cell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table:formula="of:=[.L23]+1" office:value-type="float" office:value="1" calcext:value-type="float">
            <text:p>1</text:p>
          </table:table-cell>
          <table:table-cell table:formula="of:=[.M23]+1" office:value-type="float" office:value="2" calcext:value-type="float">
            <text:p>2</text:p>
          </table:table-cell>
          <table:table-cell table:formula="of:=[.N23]+1" office:value-type="float" office:value="3" calcext:value-type="float">
            <text:p>3</text:p>
          </table:table-cell>
          <table:table-cell table:formula="of:=[.O23]+1" office:value-type="float" office:value="4" calcext:value-type="float">
            <text:p>4</text:p>
          </table:table-cell>
          <table:table-cell table:formula="of:=[.P23]+1" office:value-type="float" office:value="5" calcext:value-type="float">
            <text:p>5</text:p>
          </table:table-cell>
          <table:table-cell table:formula="of:=[.Q23]+1" office:value-type="float" office:value="6" calcext:value-type="float">
            <text:p>6</text:p>
          </table:table-cell>
          <table:table-cell table:formula="of:=[.R23]+1" office:value-type="float" office:value="7" calcext:value-type="float">
            <text:p>7</text:p>
          </table:table-cell>
          <table:table-cell table:formula="of:=[.S23]+1" office:value-type="float" office:value="8" calcext:value-type="float">
            <text:p>8</text:p>
          </table:table-cell>
          <table:table-cell table:formula="of:=[.T23]+1" office:value-type="float" office:value="9" calcext:value-type="float">
            <text:p>9</text:p>
          </table:table-cell>
          <table:table-cell table:formula="of:=[.U23]+1" office:value-type="float" office:value="10" calcext:value-type="float">
            <text:p>10</text:p>
          </table:table-cell>
          <table:table-cell table:formula="of:=[.V23]+1" office:value-type="float" office:value="11" calcext:value-type="float">
            <text:p>11</text:p>
          </table:table-cell>
          <table:table-cell table:formula="of:=[.W23]+1" office:value-type="float" office:value="12" calcext:value-type="float">
            <text:p>12</text:p>
          </table:table-cell>
          <table:table-cell table:formula="of:=[.X23]+1" office:value-type="float" office:value="13" calcext:value-type="float">
            <text:p>13</text:p>
          </table:table-cell>
          <table:table-cell table:formula="of:=[.Y23]+1" office:value-type="float" office:value="14" calcext:value-type="float">
            <text:p>14</text:p>
          </table:table-cell>
          <table:table-cell table:formula="of:=[.Z23]+1" office:value-type="float" office:value="15" calcext:value-type="float">
            <text:p>15</text:p>
          </table:table-cell>
          <table:table-cell table:formula="of:=[.AA23]+1" office:value-type="float" office:value="16" calcext:value-type="float">
            <text:p>16</text:p>
          </table:table-cell>
          <table:table-cell table:formula="of:=[.AB23]+1" office:value-type="float" office:value="17" calcext:value-type="float">
            <text:p>17</text:p>
          </table:table-cell>
          <table:table-cell table:formula="of:=[.AC23]+1" office:value-type="float" office:value="18" calcext:value-type="float">
            <text:p>18</text:p>
          </table:table-cell>
          <table:table-cell table:formula="of:=[.AD23]+1" office:value-type="float" office:value="19" calcext:value-type="float">
            <text:p>19</text:p>
          </table:table-cell>
          <table:table-cell table:formula="of:=[.AE23]+1" office:value-type="float" office:value="20" calcext:value-type="float">
            <text:p>20</text:p>
          </table:table-cell>
          <table:table-cell table:formula="of:=[.AF23]+1" office:value-type="float" office:value="21" calcext:value-type="float">
            <text:p>21</text:p>
          </table:table-cell>
          <table:table-cell table:formula="of:=[.AG23]+1" office:value-type="float" office:value="22" calcext:value-type="float">
            <text:p>22</text:p>
          </table:table-cell>
          <table:table-cell table:formula="of:=[.AH23]+1" office:value-type="float" office:value="23" calcext:value-type="float">
            <text:p>23</text:p>
          </table:table-cell>
          <table:table-cell table:formula="of:=[.AI23]+1" office:value-type="float" office:value="24" calcext:value-type="float">
            <text:p>24</text:p>
          </table:table-cell>
          <table:table-cell table:formula="of:=[.AJ23]+1" office:value-type="float" office:value="25" calcext:value-type="float">
            <text:p>25</text:p>
          </table:table-cell>
          <table:table-cell table:formula="of:=[.AK23]+1" office:value-type="float" office:value="26" calcext:value-type="float">
            <text:p>26</text:p>
          </table:table-cell>
          <table:table-cell table:formula="of:=[.AL23]+1" office:value-type="float" office:value="27" calcext:value-type="float">
            <text:p>27</text:p>
          </table:table-cell>
          <table:table-cell table:formula="of:=[.AM23]+1" office:value-type="float" office:value="28" calcext:value-type="float">
            <text:p>28</text:p>
          </table:table-cell>
          <table:table-cell table:formula="of:=[.AN23]+1" office:value-type="float" office:value="29" calcext:value-type="float">
            <text:p>29</text:p>
          </table:table-cell>
          <table:table-cell table:formula="of:=[.AO23]+1" office:value-type="float" office:value="30" calcext:value-type="float">
            <text:p>30</text:p>
          </table:table-cell>
          <table:table-cell table:formula="of:=[.AP23]+1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angle in rad</text:p>
          </table:table-cell>
          <table:table-cell table:formula="of:=(2*PI())/[.$L$21]*[.L23]" office:value-type="float" office:value="0" calcext:value-type="float">
            <text:p>0</text:p>
          </table:table-cell>
          <table:table-cell table:formula="of:=(2*PI())/[.$L$21]*[.M23]" office:value-type="float" office:value="0.098174770424681" calcext:value-type="float">
            <text:p>0.098174770424681</text:p>
          </table:table-cell>
          <table:table-cell table:formula="of:=(2*PI())/[.$L$21]*[.N23]" office:value-type="float" office:value="0.196349540849362" calcext:value-type="float">
            <text:p>0.196349540849362</text:p>
          </table:table-cell>
          <table:table-cell table:formula="of:=(2*PI())/[.$L$21]*[.O23]" office:value-type="float" office:value="0.294524311274043" calcext:value-type="float">
            <text:p>0.294524311274043</text:p>
          </table:table-cell>
          <table:table-cell table:formula="of:=(2*PI())/[.$L$21]*[.P23]" office:value-type="float" office:value="0.392699081698724" calcext:value-type="float">
            <text:p>0.392699081698724</text:p>
          </table:table-cell>
          <table:table-cell table:formula="of:=(2*PI())/[.$L$21]*[.Q23]" office:value-type="float" office:value="0.490873852123405" calcext:value-type="float">
            <text:p>0.490873852123405</text:p>
          </table:table-cell>
          <table:table-cell table:formula="of:=(2*PI())/[.$L$21]*[.R23]" office:value-type="float" office:value="0.589048622548086" calcext:value-type="float">
            <text:p>0.589048622548086</text:p>
          </table:table-cell>
          <table:table-cell table:formula="of:=(2*PI())/[.$L$21]*[.S23]" office:value-type="float" office:value="0.687223392972767" calcext:value-type="float">
            <text:p>0.687223392972767</text:p>
          </table:table-cell>
          <table:table-cell table:formula="of:=(2*PI())/[.$L$21]*[.T23]" office:value-type="float" office:value="0.785398163397448" calcext:value-type="float">
            <text:p>0.785398163397448</text:p>
          </table:table-cell>
          <table:table-cell table:formula="of:=(2*PI())/[.$L$21]*[.U23]" office:value-type="float" office:value="0.883572933822129" calcext:value-type="float">
            <text:p>0.883572933822129</text:p>
          </table:table-cell>
          <table:table-cell table:formula="of:=(2*PI())/[.$L$21]*[.V23]" office:value-type="float" office:value="0.98174770424681" calcext:value-type="float">
            <text:p>0.98174770424681</text:p>
          </table:table-cell>
          <table:table-cell table:formula="of:=(2*PI())/[.$L$21]*[.W23]" office:value-type="float" office:value="1.07992247467149" calcext:value-type="float">
            <text:p>1.07992247467149</text:p>
          </table:table-cell>
          <table:table-cell table:formula="of:=(2*PI())/[.$L$21]*[.X23]" office:value-type="float" office:value="1.17809724509617" calcext:value-type="float">
            <text:p>1.17809724509617</text:p>
          </table:table-cell>
          <table:table-cell table:formula="of:=(2*PI())/[.$L$21]*[.Y23]" office:value-type="float" office:value="1.27627201552085" calcext:value-type="float">
            <text:p>1.27627201552085</text:p>
          </table:table-cell>
          <table:table-cell table:formula="of:=(2*PI())/[.$L$21]*[.Z23]" office:value-type="float" office:value="1.37444678594553" calcext:value-type="float">
            <text:p>1.37444678594553</text:p>
          </table:table-cell>
          <table:table-cell table:formula="of:=(2*PI())/[.$L$21]*[.AA23]" office:value-type="float" office:value="1.47262155637022" calcext:value-type="float">
            <text:p>1.47262155637022</text:p>
          </table:table-cell>
          <table:table-cell table:formula="of:=(2*PI())/[.$L$21]*[.AB23]" office:value-type="float" office:value="1.5707963267949" calcext:value-type="float">
            <text:p>1.5707963267949</text:p>
          </table:table-cell>
          <table:table-cell table:formula="of:=(2*PI())/[.$L$21]*[.AC23]" office:value-type="float" office:value="1.66897109721958" calcext:value-type="float">
            <text:p>1.66897109721958</text:p>
          </table:table-cell>
          <table:table-cell table:formula="of:=(2*PI())/[.$L$21]*[.AD23]" office:value-type="float" office:value="1.76714586764426" calcext:value-type="float">
            <text:p>1.76714586764426</text:p>
          </table:table-cell>
          <table:table-cell table:formula="of:=(2*PI())/[.$L$21]*[.AE23]" office:value-type="float" office:value="1.86532063806894" calcext:value-type="float">
            <text:p>1.86532063806894</text:p>
          </table:table-cell>
          <table:table-cell table:formula="of:=(2*PI())/[.$L$21]*[.AF23]" office:value-type="float" office:value="1.96349540849362" calcext:value-type="float">
            <text:p>1.96349540849362</text:p>
          </table:table-cell>
          <table:table-cell table:formula="of:=(2*PI())/[.$L$21]*[.AG23]" office:value-type="float" office:value="2.0616701789183" calcext:value-type="float">
            <text:p>2.0616701789183</text:p>
          </table:table-cell>
          <table:table-cell table:formula="of:=(2*PI())/[.$L$21]*[.AH23]" office:value-type="float" office:value="2.15984494934298" calcext:value-type="float">
            <text:p>2.15984494934298</text:p>
          </table:table-cell>
          <table:table-cell table:formula="of:=(2*PI())/[.$L$21]*[.AI23]" office:value-type="float" office:value="2.25801971976766" calcext:value-type="float">
            <text:p>2.25801971976766</text:p>
          </table:table-cell>
          <table:table-cell table:formula="of:=(2*PI())/[.$L$21]*[.AJ23]" office:value-type="float" office:value="2.35619449019234" calcext:value-type="float">
            <text:p>2.35619449019234</text:p>
          </table:table-cell>
          <table:table-cell table:formula="of:=(2*PI())/[.$L$21]*[.AK23]" office:value-type="float" office:value="2.45436926061703" calcext:value-type="float">
            <text:p>2.45436926061703</text:p>
          </table:table-cell>
          <table:table-cell table:formula="of:=(2*PI())/[.$L$21]*[.AL23]" office:value-type="float" office:value="2.55254403104171" calcext:value-type="float">
            <text:p>2.55254403104171</text:p>
          </table:table-cell>
          <table:table-cell table:formula="of:=(2*PI())/[.$L$21]*[.AM23]" office:value-type="float" office:value="2.65071880146639" calcext:value-type="float">
            <text:p>2.65071880146639</text:p>
          </table:table-cell>
          <table:table-cell table:formula="of:=(2*PI())/[.$L$21]*[.AN23]" office:value-type="float" office:value="2.74889357189107" calcext:value-type="float">
            <text:p>2.74889357189107</text:p>
          </table:table-cell>
          <table:table-cell table:formula="of:=(2*PI())/[.$L$21]*[.AO23]" office:value-type="float" office:value="2.84706834231575" calcext:value-type="float">
            <text:p>2.84706834231575</text:p>
          </table:table-cell>
          <table:table-cell table:formula="of:=(2*PI())/[.$L$21]*[.AP23]" office:value-type="float" office:value="2.94524311274043" calcext:value-type="float">
            <text:p>2.94524311274043</text:p>
          </table:table-cell>
          <table:table-cell table:formula="of:=(2*PI())/[.$L$21]*[.AQ23]" office:value-type="float" office:value="3.04341788316511" calcext:value-type="float">
            <text:p>3.04341788316511</text:p>
          </table:table-cell>
          <table:table-cell table:number-columns-repeated="6"/>
        </table:table-row>
        <table:table-row table:style-name="ro1"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ampl</text:p>
          </table:table-cell>
          <table:table-cell office:value-type="float" office:value="0.5" calcext:value-type="float">
            <text:p>0.5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string" calcext:value-type="string">
            <text:p>offset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sinus</text:p>
          </table:table-cell>
          <table:table-cell table:formula="of:=[.$L$27]*SIN([.L25])+[.$L$28]" office:value-type="float" office:value="0" calcext:value-type="float">
            <text:p>0</text:p>
          </table:table-cell>
          <table:table-cell table:formula="of:=[.$L$27]*SIN([.M25])+[.$L$28]" office:value-type="float" office:value="0.0490085701647803" calcext:value-type="float">
            <text:p>0.04900857016478</text:p>
          </table:table-cell>
          <table:table-cell table:formula="of:=[.$L$27]*SIN([.N25])+[.$L$28]" office:value-type="float" office:value="0.0975451610080641" calcext:value-type="float">
            <text:p>0.097545161008064</text:p>
          </table:table-cell>
          <table:table-cell table:formula="of:=[.$L$27]*SIN([.O25])+[.$L$28]" office:value-type="float" office:value="0.145142338627231" calcext:value-type="float">
            <text:p>0.145142338627231</text:p>
          </table:table-cell>
          <table:table-cell table:formula="of:=[.$L$27]*SIN([.P25])+[.$L$28]" office:value-type="float" office:value="0.191341716182545" calcext:value-type="float">
            <text:p>0.191341716182545</text:p>
          </table:table-cell>
          <table:table-cell table:formula="of:=[.$L$27]*SIN([.Q25])+[.$L$28]" office:value-type="float" office:value="0.235698368412999" calcext:value-type="float">
            <text:p>0.235698368412999</text:p>
          </table:table-cell>
          <table:table-cell table:formula="of:=[.$L$27]*SIN([.R25])+[.$L$28]" office:value-type="float" office:value="0.277785116509801" calcext:value-type="float">
            <text:p>0.277785116509801</text:p>
          </table:table-cell>
          <table:table-cell table:formula="of:=[.$L$27]*SIN([.S25])+[.$L$28]" office:value-type="float" office:value="0.317196642081823" calcext:value-type="float">
            <text:p>0.317196642081823</text:p>
          </table:table-cell>
          <table:table-cell table:formula="of:=[.$L$27]*SIN([.T25])+[.$L$28]" office:value-type="float" office:value="0.353553390593274" calcext:value-type="float">
            <text:p>0.353553390593274</text:p>
          </table:table-cell>
          <table:table-cell table:formula="of:=[.$L$27]*SIN([.U25])+[.$L$28]" office:value-type="float" office:value="0.386505226681368" calcext:value-type="float">
            <text:p>0.386505226681368</text:p>
          </table:table-cell>
          <table:table-cell table:formula="of:=[.$L$27]*SIN([.V25])+[.$L$28]" office:value-type="float" office:value="0.415734806151273" calcext:value-type="float">
            <text:p>0.415734806151273</text:p>
          </table:table-cell>
          <table:table-cell table:formula="of:=[.$L$27]*SIN([.W25])+[.$L$28]" office:value-type="float" office:value="0.440960632174178" calcext:value-type="float">
            <text:p>0.440960632174178</text:p>
          </table:table-cell>
          <table:table-cell table:formula="of:=[.$L$27]*SIN([.X25])+[.$L$28]" office:value-type="float" office:value="0.461939766255643" calcext:value-type="float">
            <text:p>0.461939766255643</text:p>
          </table:table-cell>
          <table:table-cell table:formula="of:=[.$L$27]*SIN([.Y25])+[.$L$28]" office:value-type="float" office:value="0.478470167866105" calcext:value-type="float">
            <text:p>0.478470167866105</text:p>
          </table:table-cell>
          <table:table-cell table:formula="of:=[.$L$27]*SIN([.Z25])+[.$L$28]" office:value-type="float" office:value="0.490392640201615" calcext:value-type="float">
            <text:p>0.490392640201615</text:p>
          </table:table-cell>
          <table:table-cell table:formula="of:=[.$L$27]*SIN([.AA25])+[.$L$28]" office:value-type="float" office:value="0.497592363336098" calcext:value-type="float">
            <text:p>0.497592363336098</text:p>
          </table:table-cell>
          <table:table-cell table:formula="of:=[.$L$27]*SIN([.AB25])+[.$L$28]" office:value-type="float" office:value="0.5" calcext:value-type="float">
            <text:p>0.5</text:p>
          </table:table-cell>
          <table:table-cell table:formula="of:=[.$L$27]*SIN([.AC25])+[.$L$28]" office:value-type="float" office:value="0.497592363336098" calcext:value-type="float">
            <text:p>0.497592363336098</text:p>
          </table:table-cell>
          <table:table-cell table:formula="of:=[.$L$27]*SIN([.AD25])+[.$L$28]" office:value-type="float" office:value="0.490392640201615" calcext:value-type="float">
            <text:p>0.490392640201615</text:p>
          </table:table-cell>
          <table:table-cell table:formula="of:=[.$L$27]*SIN([.AE25])+[.$L$28]" office:value-type="float" office:value="0.478470167866105" calcext:value-type="float">
            <text:p>0.478470167866105</text:p>
          </table:table-cell>
          <table:table-cell table:formula="of:=[.$L$27]*SIN([.AF25])+[.$L$28]" office:value-type="float" office:value="0.461939766255643" calcext:value-type="float">
            <text:p>0.461939766255643</text:p>
          </table:table-cell>
          <table:table-cell table:formula="of:=[.$L$27]*SIN([.AG25])+[.$L$28]" office:value-type="float" office:value="0.440960632174178" calcext:value-type="float">
            <text:p>0.440960632174178</text:p>
          </table:table-cell>
          <table:table-cell table:formula="of:=[.$L$27]*SIN([.AH25])+[.$L$28]" office:value-type="float" office:value="0.415734806151273" calcext:value-type="float">
            <text:p>0.415734806151273</text:p>
          </table:table-cell>
          <table:table-cell table:formula="of:=[.$L$27]*SIN([.AI25])+[.$L$28]" office:value-type="float" office:value="0.386505226681369" calcext:value-type="float">
            <text:p>0.386505226681369</text:p>
          </table:table-cell>
          <table:table-cell table:formula="of:=[.$L$27]*SIN([.AJ25])+[.$L$28]" office:value-type="float" office:value="0.353553390593274" calcext:value-type="float">
            <text:p>0.353553390593274</text:p>
          </table:table-cell>
          <table:table-cell table:formula="of:=[.$L$27]*SIN([.AK25])+[.$L$28]" office:value-type="float" office:value="0.317196642081823" calcext:value-type="float">
            <text:p>0.317196642081823</text:p>
          </table:table-cell>
          <table:table-cell table:formula="of:=[.$L$27]*SIN([.AL25])+[.$L$28]" office:value-type="float" office:value="0.277785116509801" calcext:value-type="float">
            <text:p>0.277785116509801</text:p>
          </table:table-cell>
          <table:table-cell table:formula="of:=[.$L$27]*SIN([.AM25])+[.$L$28]" office:value-type="float" office:value="0.235698368412999" calcext:value-type="float">
            <text:p>0.235698368412999</text:p>
          </table:table-cell>
          <table:table-cell table:formula="of:=[.$L$27]*SIN([.AN25])+[.$L$28]" office:value-type="float" office:value="0.191341716182545" calcext:value-type="float">
            <text:p>0.191341716182545</text:p>
          </table:table-cell>
          <table:table-cell table:formula="of:=[.$L$27]*SIN([.AO25])+[.$L$28]" office:value-type="float" office:value="0.145142338627231" calcext:value-type="float">
            <text:p>0.145142338627231</text:p>
          </table:table-cell>
          <table:table-cell table:formula="of:=[.$L$27]*SIN([.AP25])+[.$L$28]" office:value-type="float" office:value="0.0975451610080643" calcext:value-type="float">
            <text:p>0.097545161008064</text:p>
          </table:table-cell>
          <table:table-cell table:formula="of:=[.$L$27]*SIN([.AQ25])+[.$L$28]" office:value-type="float" office:value="0.0490085701647804" calcext:value-type="float">
            <text:p>0.049008570164781</text:p>
          </table:table-cell>
          <table:table-cell table:number-columns-repeated="6"/>
        </table:table-row>
        <table:table-row table:style-name="ro1"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Maximu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55*2/3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string" calcext:value-type="string">
            <text:p>sinus</text:p>
          </table:table-cell>
          <table:table-cell table:formula="of:=[.$L$32]*[.L30]" office:value-type="float" office:value="0" calcext:value-type="float">
            <text:p>0</text:p>
          </table:table-cell>
          <table:table-cell table:formula="of:=[.$L$32]*[.M30]" office:value-type="float" office:value="8.33145692801265" calcext:value-type="float">
            <text:p>8.33145692801265</text:p>
          </table:table-cell>
          <table:table-cell table:formula="of:=[.$L$32]*[.N30]" office:value-type="float" office:value="16.5826773713709" calcext:value-type="float">
            <text:p>16.5826773713709</text:p>
          </table:table-cell>
          <table:table-cell table:formula="of:=[.$L$32]*[.O30]" office:value-type="float" office:value="24.6741975666293" calcext:value-type="float">
            <text:p>24.6741975666293</text:p>
          </table:table-cell>
          <table:table-cell table:formula="of:=[.$L$32]*[.P30]" office:value-type="float" office:value="32.5280917510326" calcext:value-type="float">
            <text:p>32.5280917510326</text:p>
          </table:table-cell>
          <table:table-cell table:formula="of:=[.$L$32]*[.Q30]" office:value-type="float" office:value="40.0687226302098" calcext:value-type="float">
            <text:p>40.0687226302098</text:p>
          </table:table-cell>
          <table:table-cell table:formula="of:=[.$L$32]*[.R30]" office:value-type="float" office:value="47.2234698066662" calcext:value-type="float">
            <text:p>47.2234698066662</text:p>
          </table:table-cell>
          <table:table-cell table:formula="of:=[.$L$32]*[.S30]" office:value-type="float" office:value="53.9234291539099" calcext:value-type="float">
            <text:p>53.9234291539099</text:p>
          </table:table-cell>
          <table:table-cell table:formula="of:=[.$L$32]*[.T30]" office:value-type="float" office:value="60.1040764008565" calcext:value-type="float">
            <text:p>60.1040764008565</text:p>
          </table:table-cell>
          <table:table-cell table:formula="of:=[.$L$32]*[.U30]" office:value-type="float" office:value="65.7058885358326" calcext:value-type="float">
            <text:p>65.7058885358326</text:p>
          </table:table-cell>
          <table:table-cell table:formula="of:=[.$L$32]*[.V30]" office:value-type="float" office:value="70.6749170457163" calcext:value-type="float">
            <text:p>70.6749170457163</text:p>
          </table:table-cell>
          <table:table-cell table:formula="of:=[.$L$32]*[.W30]" office:value-type="float" office:value="74.9633074696102" calcext:value-type="float">
            <text:p>74.9633074696102</text:p>
          </table:table-cell>
          <table:table-cell table:formula="of:=[.$L$32]*[.X30]" office:value-type="float" office:value="78.5297602634594" calcext:value-type="float">
            <text:p>78.5297602634594</text:p>
          </table:table-cell>
          <table:table-cell table:formula="of:=[.$L$32]*[.Y30]" office:value-type="float" office:value="81.3399285372378" calcext:value-type="float">
            <text:p>81.3399285372378</text:p>
          </table:table-cell>
          <table:table-cell table:formula="of:=[.$L$32]*[.Z30]" office:value-type="float" office:value="83.3667488342746" calcext:value-type="float">
            <text:p>83.3667488342746</text:p>
          </table:table-cell>
          <table:table-cell table:formula="of:=[.$L$32]*[.AA30]" office:value-type="float" office:value="84.5907017671367" calcext:value-type="float">
            <text:p>84.5907017671367</text:p>
          </table:table-cell>
          <table:table-cell table:formula="of:=[.$L$32]*[.AB30]" office:value-type="float" office:value="85" calcext:value-type="float">
            <text:p>85</text:p>
          </table:table-cell>
          <table:table-cell table:formula="of:=[.$L$32]*[.AC30]" office:value-type="float" office:value="84.5907017671367" calcext:value-type="float">
            <text:p>84.5907017671367</text:p>
          </table:table-cell>
          <table:table-cell table:formula="of:=[.$L$32]*[.AD30]" office:value-type="float" office:value="83.3667488342746" calcext:value-type="float">
            <text:p>83.3667488342746</text:p>
          </table:table-cell>
          <table:table-cell table:formula="of:=[.$L$32]*[.AE30]" office:value-type="float" office:value="81.3399285372378" calcext:value-type="float">
            <text:p>81.3399285372378</text:p>
          </table:table-cell>
          <table:table-cell table:formula="of:=[.$L$32]*[.AF30]" office:value-type="float" office:value="78.5297602634594" calcext:value-type="float">
            <text:p>78.5297602634594</text:p>
          </table:table-cell>
          <table:table-cell table:formula="of:=[.$L$32]*[.AG30]" office:value-type="float" office:value="74.9633074696102" calcext:value-type="float">
            <text:p>74.9633074696102</text:p>
          </table:table-cell>
          <table:table-cell table:formula="of:=[.$L$32]*[.AH30]" office:value-type="float" office:value="70.6749170457164" calcext:value-type="float">
            <text:p>70.6749170457164</text:p>
          </table:table-cell>
          <table:table-cell table:formula="of:=[.$L$32]*[.AI30]" office:value-type="float" office:value="65.7058885358327" calcext:value-type="float">
            <text:p>65.7058885358327</text:p>
          </table:table-cell>
          <table:table-cell table:formula="of:=[.$L$32]*[.AJ30]" office:value-type="float" office:value="60.1040764008565" calcext:value-type="float">
            <text:p>60.1040764008565</text:p>
          </table:table-cell>
          <table:table-cell table:formula="of:=[.$L$32]*[.AK30]" office:value-type="float" office:value="53.9234291539099" calcext:value-type="float">
            <text:p>53.9234291539099</text:p>
          </table:table-cell>
          <table:table-cell table:formula="of:=[.$L$32]*[.AL30]" office:value-type="float" office:value="47.2234698066662" calcext:value-type="float">
            <text:p>47.2234698066662</text:p>
          </table:table-cell>
          <table:table-cell table:formula="of:=[.$L$32]*[.AM30]" office:value-type="float" office:value="40.0687226302098" calcext:value-type="float">
            <text:p>40.0687226302098</text:p>
          </table:table-cell>
          <table:table-cell table:formula="of:=[.$L$32]*[.AN30]" office:value-type="float" office:value="32.5280917510326" calcext:value-type="float">
            <text:p>32.5280917510326</text:p>
          </table:table-cell>
          <table:table-cell table:formula="of:=[.$L$32]*[.AO30]" office:value-type="float" office:value="24.6741975666293" calcext:value-type="float">
            <text:p>24.6741975666293</text:p>
          </table:table-cell>
          <table:table-cell table:formula="of:=[.$L$32]*[.AP30]" office:value-type="float" office:value="16.5826773713709" calcext:value-type="float">
            <text:p>16.5826773713709</text:p>
          </table:table-cell>
          <table:table-cell table:formula="of:=[.$L$32]*[.AQ30]" office:value-type="float" office:value="8.33145692801267" calcext:value-type="float">
            <text:p>8.33145692801267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lookuptable</text:p>
          </table:table-cell>
          <table:table-cell table:formula="of:=ROUNDDOWN([.L33])" office:value-type="float" office:value="0" calcext:value-type="float">
            <text:p>0</text:p>
          </table:table-cell>
          <table:table-cell table:formula="of:=ROUNDDOWN([.M33])" office:value-type="float" office:value="8" calcext:value-type="float">
            <text:p>8</text:p>
          </table:table-cell>
          <table:table-cell table:formula="of:=ROUNDDOWN([.N33])" office:value-type="float" office:value="16" calcext:value-type="float">
            <text:p>16</text:p>
          </table:table-cell>
          <table:table-cell table:formula="of:=ROUNDDOWN([.O33])" office:value-type="float" office:value="24" calcext:value-type="float">
            <text:p>24</text:p>
          </table:table-cell>
          <table:table-cell table:formula="of:=ROUNDDOWN([.P33])" office:value-type="float" office:value="32" calcext:value-type="float">
            <text:p>32</text:p>
          </table:table-cell>
          <table:table-cell table:formula="of:=ROUNDDOWN([.Q33])" office:value-type="float" office:value="40" calcext:value-type="float">
            <text:p>40</text:p>
          </table:table-cell>
          <table:table-cell table:formula="of:=ROUNDDOWN([.R33])" office:value-type="float" office:value="47" calcext:value-type="float">
            <text:p>47</text:p>
          </table:table-cell>
          <table:table-cell table:formula="of:=ROUNDDOWN([.S33])" office:value-type="float" office:value="53" calcext:value-type="float">
            <text:p>53</text:p>
          </table:table-cell>
          <table:table-cell table:formula="of:=ROUNDDOWN([.T33])" office:value-type="float" office:value="60" calcext:value-type="float">
            <text:p>60</text:p>
          </table:table-cell>
          <table:table-cell table:formula="of:=ROUNDDOWN([.U33])" office:value-type="float" office:value="65" calcext:value-type="float">
            <text:p>65</text:p>
          </table:table-cell>
          <table:table-cell table:formula="of:=ROUNDDOWN([.V33])" office:value-type="float" office:value="70" calcext:value-type="float">
            <text:p>70</text:p>
          </table:table-cell>
          <table:table-cell table:formula="of:=ROUNDDOWN([.W33])" office:value-type="float" office:value="74" calcext:value-type="float">
            <text:p>74</text:p>
          </table:table-cell>
          <table:table-cell table:formula="of:=ROUNDDOWN([.X33])" office:value-type="float" office:value="78" calcext:value-type="float">
            <text:p>78</text:p>
          </table:table-cell>
          <table:table-cell table:formula="of:=ROUNDDOWN([.Y33])" office:value-type="float" office:value="81" calcext:value-type="float">
            <text:p>81</text:p>
          </table:table-cell>
          <table:table-cell table:formula="of:=ROUNDDOWN([.Z33])" office:value-type="float" office:value="83" calcext:value-type="float">
            <text:p>83</text:p>
          </table:table-cell>
          <table:table-cell table:formula="of:=ROUNDDOWN([.AA33])" office:value-type="float" office:value="84" calcext:value-type="float">
            <text:p>84</text:p>
          </table:table-cell>
          <table:table-cell table:formula="of:=ROUNDDOWN([.AB33])" office:value-type="float" office:value="85" calcext:value-type="float">
            <text:p>85</text:p>
          </table:table-cell>
          <table:table-cell table:formula="of:=ROUNDDOWN([.AC33])" office:value-type="float" office:value="84" calcext:value-type="float">
            <text:p>84</text:p>
          </table:table-cell>
          <table:table-cell table:formula="of:=ROUNDDOWN([.AD33])" office:value-type="float" office:value="83" calcext:value-type="float">
            <text:p>83</text:p>
          </table:table-cell>
          <table:table-cell table:formula="of:=ROUNDDOWN([.AE33])" office:value-type="float" office:value="81" calcext:value-type="float">
            <text:p>81</text:p>
          </table:table-cell>
          <table:table-cell table:formula="of:=ROUNDDOWN([.AF33])" office:value-type="float" office:value="78" calcext:value-type="float">
            <text:p>78</text:p>
          </table:table-cell>
          <table:table-cell table:formula="of:=ROUNDDOWN([.AG33])" office:value-type="float" office:value="74" calcext:value-type="float">
            <text:p>74</text:p>
          </table:table-cell>
          <table:table-cell table:formula="of:=ROUNDDOWN([.AH33])" office:value-type="float" office:value="70" calcext:value-type="float">
            <text:p>70</text:p>
          </table:table-cell>
          <table:table-cell table:formula="of:=ROUNDDOWN([.AI33])" office:value-type="float" office:value="65" calcext:value-type="float">
            <text:p>65</text:p>
          </table:table-cell>
          <table:table-cell table:formula="of:=ROUNDDOWN([.AJ33])" office:value-type="float" office:value="60" calcext:value-type="float">
            <text:p>60</text:p>
          </table:table-cell>
          <table:table-cell table:formula="of:=ROUNDDOWN([.AK33])" office:value-type="float" office:value="53" calcext:value-type="float">
            <text:p>53</text:p>
          </table:table-cell>
          <table:table-cell table:formula="of:=ROUNDDOWN([.AL33])" office:value-type="float" office:value="47" calcext:value-type="float">
            <text:p>47</text:p>
          </table:table-cell>
          <table:table-cell table:formula="of:=ROUNDDOWN([.AM33])" office:value-type="float" office:value="40" calcext:value-type="float">
            <text:p>40</text:p>
          </table:table-cell>
          <table:table-cell table:formula="of:=ROUNDDOWN([.AN33])" office:value-type="float" office:value="32" calcext:value-type="float">
            <text:p>32</text:p>
          </table:table-cell>
          <table:table-cell table:formula="of:=ROUNDDOWN([.AO33])" office:value-type="float" office:value="24" calcext:value-type="float">
            <text:p>24</text:p>
          </table:table-cell>
          <table:table-cell table:formula="of:=ROUNDDOWN([.AP33])" office:value-type="float" office:value="16" calcext:value-type="float">
            <text:p>16</text:p>
          </table:table-cell>
          <table:table-cell table:formula="of:=ROUNDDOWN([.AQ33])" office:value-type="float" office:value="8" calcext:value-type="float">
            <text:p>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5">00.00.0000</text:date>, <text:time style:data-style-name="N2" text:time-value="15:04:19.18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5T10:08:50.384000000</meta:creation-date>
    <dc:date>2023-03-25T16:02:25.192000000</dc:date>
    <meta:editing-duration>PT28M10S</meta:editing-duration>
    <meta:editing-cycles>4</meta:editing-cycles>
    <meta:generator>LibreOffice/7.0.3.1$Windows_X86_64 LibreOffice_project/d7547858d014d4cf69878db179d326fc3483e082</meta:generator>
    <meta:document-statistic meta:table-count="1" meta:cell-count="249" meta:object-count="0"/>
  </office:meta>
</office:document-meta>
</file>